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5375" officeooo:paragraph-rsid="0003e3e9"/>
    </style:style>
    <style:style style:name="P2" style:family="paragraph" style:parent-style-name="Standard" style:list-style-name="L1">
      <style:text-properties officeooo:rsid="0001c7bc" officeooo:paragraph-rsid="0003e3e9"/>
    </style:style>
    <style:style style:name="P3" style:family="paragraph" style:parent-style-name="Standard">
      <style:text-properties officeooo:rsid="0001c7bc" officeooo:paragraph-rsid="0003e3e9"/>
    </style:style>
    <style:style style:name="T1" style:family="text">
      <style:text-properties officeooo:rsid="000253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0729432" text:style-name="L1">
        <text:list-item>
          <text:p text:style-name="P2">What is Computop looking for?</text:p>
          <text:p text:style-name="P2">Computop is looking for reliable suppliers of computer parts.</text:p>
        </text:list-item>
      </text:list>
      <text:p text:style-name="P3"/>
      <text:list xml:id="list174442404168998" text:continue-numbering="true" text:style-name="L1">
        <text:list-item>
          <text:p text:style-name="P2">Which sentence states the request?</text:p>
          <text:p text:style-name="P2">We would be grateful if you could send us a quote for the items listed below.</text:p>
        </text:list-item>
      </text:list>
      <text:p text:style-name="P3"/>
      <text:list xml:id="list174442740197047" text:continue-numbering="true" text:style-name="L1">
        <text:list-item>
          <text:p text:style-name="P2">What additional information does the writer include?</text:p>
          <text:p text:style-name="P2">The writer includes their payment terms and the <text:span text:style-name="T1">deadline day to delivery.</text:span></text:p>
          <text:p text:style-name="P1"/>
        </text:list-item>
        <text:list-item>
          <text:p text:style-name="P1">Who wrote the e-mail?</text:p>
          <text:p text:style-name="P1">Robert Clark, Head of I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7:43:28.949750202</meta:creation-date>
    <dc:date>2022-10-22T17:44:40.545027766</dc:date>
    <meta:editing-duration>PT1M12S</meta:editing-duration>
    <meta:editing-cycles>1</meta:editing-cycles>
    <meta:document-statistic meta:table-count="0" meta:image-count="0" meta:object-count="0" meta:page-count="1" meta:paragraph-count="8" meta:word-count="67" meta:character-count="380" meta:non-whitespace-character-count="325"/>
    <meta:generator>LibreOffice/7.4.1.2$Linux_X86_64 LibreOffice_project/40$Build-2</meta:generator>
  </office:meta>
</office:document-meta>
</file>